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.get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getDeclaredConstru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is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get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isInstance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getField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getConstructor( java . lang . Class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ge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getDeclaredConstructor( java . lang . Class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getModifi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getDeclar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isPrim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isAssignableFrom( java . lang . Class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get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getResourc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getDeclaredField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getDeclarin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getDeclared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get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getProtection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get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get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forNam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getMethod( java . lang . String var0 , java . lang . Class [ ]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getConstru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is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getDeclared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forName( java . lang . String var0 , boolean var1 , java . lang . ClassLoader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getResourceAsStream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getDeclaredMethod( java . lang . String var0 , java . lang . Class [ ]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ass.getSig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